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6d7c" officeooo:paragraph-rsid="001f6d7c"/>
    </style:style>
    <style:style style:name="P2" style:family="paragraph" style:parent-style-name="Standard">
      <style:paragraph-properties fo:text-align="start" style:justify-single-word="false"/>
      <style:text-properties officeooo:rsid="001fc830" officeooo:paragraph-rsid="001fc830"/>
    </style:style>
    <style:style style:name="T1" style:family="text">
      <style:text-properties officeooo:rsid="00214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NO. 2</text:p>
      <text:p text:style-name="P1"/>
      <text:p text:style-name="P1">SUMMARY OF THE ARTICLE “Async Rust”</text:p>
      <text:p text:style-name="P1"/>
      <text:p text:style-name="P2">Async Programming or better known as “Asynchronous Programming” is a tool to handle concurrent processes. It is used to handle concurrent programming. Many programming languages such as JavaScript and C# has the ability to perform Async Programming. Rust however recently stabilizes its first ever Async Programming flavor. It has been under testing and development (beta version) for some while but <text:span text:style-name="T1">it got stabilized just recently (yeee!!!!). </text:span>Rust announced it <text:span text:style-name="T1">stable async/.await feature in the November 2019, a big achievement for Rust te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1:01:55.768019654</meta:creation-date>
    <dc:date>2020-04-22T21:19:07.381773882</dc:date>
    <meta:editing-duration>PT5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91" meta:character-count="595" meta:non-whitespace-character-count="507"/>
  </office:meta>
</office:document-meta>
</file>